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fo:keep-together="auto"/>
    </style:style>
    <style:style style:name="Taula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1.2" style:family="table-row">
      <style:table-row-properties style:min-row-height="1.612cm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fo:keep-together="auto"/>
    </style:style>
    <style:style style:name="Taula2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2.2" style:family="table-row">
      <style:table-row-properties style:min-row-height="1.612cm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fo:keep-together="auto"/>
    </style:style>
    <style:style style:name="Taula3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3.2" style:family="table-row">
      <style:table-row-properties style:min-row-height="1.612cm" fo:keep-together="auto"/>
    </style:style>
    <style:style style:name="Table1" style:family="table">
      <style:table-properties style:width="16.002cm" fo:margin-left="-0.191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ble1.2" style:family="table-row">
      <style:table-row-properties style:min-row-height="1.612cm" fo:keep-together="auto"/>
    </style:style>
    <style:style style:name="P1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fo:language="en" fo:country="GB" style:language-asian="es" style:country-asian="ES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Calibri" fo:language="en" fo:country="GB" style:language-asian="es" style:country-asian="ES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5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use-window-font-color="true" style:font-name="Calibri" fo:font-size="12pt" fo:language="en" fo:country="GB" fo:font-style="italic" fo:font-weight="bold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6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style:language-asian="es" style:country-asian="ES"/>
    </style:style>
    <style:style style:name="P7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8" style:family="paragraph" style:parent-style-name="Standard">
      <style:paragraph-properties fo:margin-left="0.99cm" fo:margin-right="0cm" fo:margin-top="0.423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9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0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11" style:family="paragraph" style:parent-style-name="Standard">
      <style:paragraph-properties fo:margin-top="0.212cm" fo:margin-bottom="0cm" loext:contextual-spacing="false"/>
      <style:text-properties fo:language="en" fo:country="GB" style:language-asian="es" style:country-asian="ES"/>
    </style:style>
    <style:style style:name="P12" style:family="paragraph" style:parent-style-name="Standard">
      <style:paragraph-properties fo:margin-top="0.212cm" fo:margin-bottom="0cm" loext:contextual-spacing="false"/>
      <style:text-properties style:font-name="Calibri" fo:language="en" fo:country="GB" fo:font-style="italic" style:language-asian="es" style:country-asian="ES" style:font-style-asian="italic"/>
    </style:style>
    <style:style style:name="P13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3pt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14" style:family="paragraph" style:parent-style-name="Standard">
      <style:paragraph-properties fo:margin-top="0.212cm" fo:margin-bottom="0cm" loext:contextual-spacing="false"/>
    </style:style>
    <style:style style:name="P15" style:family="paragraph" style:parent-style-name="Standard">
      <style:paragraph-properties fo:margin-top="0.212cm" fo:margin-bottom="0cm" loext:contextual-spacing="false"/>
      <style:text-properties fo:language="en" fo:country="GB" style:language-asian="es" style:country-asian="ES"/>
    </style:style>
    <style:style style:name="P16" style:family="paragraph" style:parent-style-name="Standard">
      <style:paragraph-properties fo:margin-top="0.212cm" fo:margin-bottom="0cm" loext:contextual-spacing="false"/>
      <style:text-properties style:font-name="Calibri" fo:language="en" fo:country="GB" fo:font-style="italic" style:language-asian="es" style:country-asian="ES" style:font-style-asian="italic"/>
    </style:style>
    <style:style style:name="P17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fo:language="en" fo:country="GB" officeooo:paragraph-rsid="0000603d" style:language-asian="es" style:country-asian="ES"/>
    </style:style>
    <style:style style:name="P18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paragraph-rsid="0000603d"/>
    </style:style>
    <style:style style:name="P19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paragraph-rsid="0003426e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061118" style:font-weight-asian="bold"/>
    </style:style>
    <style:style style:name="T4" style:family="text">
      <style:text-properties style:font-name="Calibri" fo:font-style="italic" style:font-style-asian="italic"/>
    </style:style>
    <style:style style:name="T5" style:family="text">
      <style:text-properties style:font-name="Calibri" fo:font-style="italic" officeooo:rsid="0000603d" style:font-style-asian="italic"/>
    </style:style>
    <style:style style:name="T6" style:family="text">
      <style:text-properties style:font-name="Calibri" fo:font-style="italic" officeooo:rsid="00024a9b" style:font-style-asian="italic"/>
    </style:style>
    <style:style style:name="T7" style:family="text">
      <style:text-properties style:font-name="Calibri" fo:font-style="italic" officeooo:rsid="00027109" style:font-style-asian="italic"/>
    </style:style>
    <style:style style:name="T8" style:family="text">
      <style:text-properties style:font-name="Calibri" fo:font-style="italic" officeooo:rsid="00034a87" style:font-style-asian="italic"/>
    </style:style>
    <style:style style:name="T9" style:family="text">
      <style:text-properties style:font-name="Calibri" fo:font-style="italic" officeooo:rsid="0004f556" style:font-style-asian="italic"/>
    </style:style>
    <style:style style:name="T10" style:family="text">
      <style:text-properties style:font-name="Calibri" fo:font-style="italic" fo:font-weight="bold" style:font-style-asian="italic" style:font-weight-asian="bold"/>
    </style:style>
    <style:style style:name="T11" style:family="text">
      <style:text-properties style:font-name="Calibri" fo:font-style="italic" fo:font-weight="bold" officeooo:rsid="0004f556" style:font-style-asian="italic" style:font-weight-asian="bold"/>
    </style:style>
    <style:style style:name="T12" style:family="text">
      <style:text-properties style:font-name="Calibri" officeooo:rsid="0000603d"/>
    </style:style>
    <style:style style:name="T13" style:family="text">
      <style:text-properties style:font-name="Calibri" fo:language="en" fo:country="GB" fo:font-weight="bold" style:language-asian="es" style:country-asian="ES" style:font-weight-asian="bold"/>
    </style:style>
    <style:style style:name="T14" style:family="text">
      <style:text-properties style:font-name="Calibri" fo:language="en" fo:country="GB" style:language-asian="es" style:country-asian="ES"/>
    </style:style>
    <style:style style:name="T15" style:family="text">
      <style:text-properties style:font-name="Calibri" fo:language="en" fo:country="GB" officeooo:rsid="0000603d" style:language-asian="es" style:country-asian="ES"/>
    </style:style>
    <style:style style:name="T16" style:family="text">
      <style:text-properties style:font-name="Calibri" fo:language="en" fo:country="GB" officeooo:rsid="0003426e" style:language-asian="es" style:country-asian="ES"/>
    </style:style>
    <style:style style:name="T17" style:family="text">
      <style:text-properties style:font-name="Calibri" fo:language="en" fo:country="GB" officeooo:rsid="0002837e" style:language-asian="es" style:country-asian="ES"/>
    </style:style>
    <style:style style:name="T18" style:family="text">
      <style:text-properties style:font-name="Calibri" fo:language="en" fo:country="GB" officeooo:rsid="0004f556" style:language-asian="es" style:country-asian="ES"/>
    </style:style>
    <style:style style:name="T19" style:family="text">
      <style:text-properties style:font-name="Calibri" officeooo:rsid="0002837e"/>
    </style:style>
    <style:style style:name="T20" style:family="text">
      <style:text-properties style:font-name="Calibri" officeooo:rsid="0003426e"/>
    </style:style>
    <style:style style:name="T21" style:family="text">
      <style:text-properties style:font-name="Calibri" officeooo:rsid="0004f556"/>
    </style:style>
    <style:style style:name="T22" style:family="text">
      <style:text-properties style:font-name="Calibri" officeooo:rsid="00061118"/>
    </style:style>
    <style:style style:name="T23" style:family="text">
      <style:text-properties style:text-position="super 58%"/>
    </style:style>
    <style:style style:name="T24" style:family="text">
      <style:text-properties fo:font-style="italic" style:font-style-asian="italic"/>
    </style:style>
    <style:style style:name="T25" style:family="text">
      <style:text-properties style:use-window-font-color="true" style:font-name="Calibri" fo:font-size="12pt" fo:language="en" fo:country="GB" officeooo:rsid="0000603d" style:font-name-asian="Times New Roman" style:font-size-asian="12pt" style:language-asian="es" style:country-asian="ES"/>
    </style:style>
    <style:style style:name="T26" style:family="text">
      <style:text-properties style:use-window-font-color="true" style:font-name="Calibri" fo:font-size="12pt" fo:language="en" fo:country="GB" officeooo:rsid="0002837e" style:font-name-asian="Times New Roman" style:font-size-asian="12pt" style:language-asian="es" style:country-asian="ES"/>
    </style:style>
    <style:style style:name="T27" style:family="text">
      <style:text-properties style:use-window-font-color="true" style:font-name="Calibri" fo:font-size="12pt" fo:language="en" fo:country="GB" officeooo:rsid="0003426e" style:font-name-asian="Times New Roman" style:font-size-asian="12pt" style:language-asian="es" style:country-asian="ES"/>
    </style:style>
    <style:style style:name="T28" style:family="text">
      <style:text-properties style:use-window-font-color="true" style:font-name="Calibri" fo:font-size="12pt" fo:language="en" fo:country="GB" officeooo:rsid="0004f556" style:font-name-asian="Times New Roman" style:font-size-asian="12pt" style:language-asian="es" style:country-asian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Verification document</text:p>
      <text:p text:style-name="P8"><text:span text:style-name="T2">Program or utility to verify:</text:span><text:span text:style-name="T1"> </text:span><text:span text:style-name="T22">cat</text:span></text:p>
      <text:p text:style-name="P9"><text:span text:style-name="T2">Author(s) of the program:</text:span><text:span text:style-name="T1"> <text:s/></text:span><text:span text:style-name="T22">Baldwin Rodríguez</text:span></text:p>
      <text:p text:style-name="P9"><text:span text:style-name="T2">Author(s) of the verification document:</text:span><text:span text:style-name="T1"> <text:s/></text:span><text:span text:style-name="T22">Baldwin Rodríguez</text:span></text:p>
      <text:p text:style-name="P9"><text:span text:style-name="T2">Author(s) of the verification:</text:span><text:span text:style-name="T1"> <text:s/></text:span><text:span text:style-name="T22">Baldwin Rodríguez</text:span></text:p>
      <text:p text:style-name="P10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23">st</text:span> verification case</text:p>
          </table:table-cell>
        </table:table-row>
        <table:table-row table:style-name="Taula1.2">
          <table:table-cell table:style-name="Taula1.A1" office:value-type="string">
            <text:p text:style-name="P6"><text:span text:style-name="T2">Objective</text:span><text:span text:style-name="T1">:</text:span><text:span text:style-name="T4"> </text:span><text:span text:style-name="T5">We try to execute the command without arguments.</text:span></text:p>
            <text:p text:style-name="P6"><text:span text:style-name="T2">Input</text:span><text:span text:style-name="T1">:</text:span><text:span text:style-name="T4"> </text:span><text:span text:style-name="T5">cat</text:span></text:p>
            <text:p text:style-name="P11"><text:span text:style-name="T2">Previewed output</text:span><text:span text:style-name="T1">:</text:span><text:span text:style-name="T12">It should print the error message:</text:span></text:p>
            <text:p text:style-name="P12">“Hmm... you should try to use more arguments, yes?”</text:p>
            <text:p text:style-name="P18"><text:span text:style-name="T13">Verification output</text:span><text:span text:style-name="T14">: </text:span><text:span text:style-name="T15">It </text:span><text:span text:style-name="T25">prints </text:span><text:span text:style-name="T15">the error message:</text:span></text:p>
            <text:p text:style-name="P17"><text:span text:style-name="T4">“Hmm... you should try to use more arguments, yes?”</text:span></text:p>
            <text:p text:style-name="P6"><text:span text:style-name="T10">Explanation</text:span><text:span text:style-name="T4">: </text:span><text:span text:style-name="T8">The program checks if it has enough arguments to work.</text:span></text:p>
          </table:table-cell>
        </table:table-row>
      </table:table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">2<text:span text:style-name="T23">nd</text:span> verification case</text:p>
          </table:table-cell>
        </table:table-row>
        <table:table-row table:style-name="Taula2.2">
          <table:table-cell table:style-name="Taula2.A1" office:value-type="string">
            <text:p text:style-name="P6"><text:span text:style-name="T2">Objective</text:span><text:span text:style-name="T1">:</text:span><text:span text:style-name="T4"> </text:span><text:span text:style-name="T6">We try to see what happens if we concatenate a file with a directory. We are currently located in the “Home” directory.</text:span></text:p>
            <text:p text:style-name="P6"><text:span text:style-name="T2">Input</text:span><text:span text:style-name="T1">:</text:span><text:span text:style-name="T4"> </text:span><text:span text:style-name="T7">cat bed Valley</text:span></text:p>
            <text:p text:style-name="P11"><text:span text:style-name="T2">Previewed output</text:span><text:span text:style-name="T1">: </text:span><text:span text:style-name="T19">It should send the error message: “There were problems to fuse the second file: Is a directory” and </text:span><text:span text:style-name="T20">rollback the changes.</text:span></text:p>
            <text:p text:style-name="P19"><text:span text:style-name="T13">Verification output</text:span><text:span text:style-name="T14">: </text:span><text:span text:style-name="T26">I</text:span><text:span text:style-name="T27">t shows the message </text:span><text:span text:style-name="T17">“There were problems to fuse the second file: Is a directory” and </text:span><text:span text:style-name="T16">rollback the changes.</text:span></text:p>
            <text:p text:style-name="P6"><text:span text:style-name="T2">Explanation</text:span><text:span text:style-name="T1">: </text:span><text:span text:style-name="T20">During the last part of the code, the program tries to delete the two original files. If either one of those fails to be deleted, then the program does a primitive implementation of a rollback by taking into account that (since there is a file that failed to be deleted) the information written in the concatenated file is the same as the file that did not give problems to be deleted.</text:span></text:p>
            <text:p text:style-name="P2"/>
          </table:table-cell>
        </table:table-row>
      </table:table>
      <text:p text:style-name="P7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">3<text:span text:style-name="T23">rd</text:span> verification case</text:p>
          </table:table-cell>
        </table:table-row>
        <table:table-row table:style-name="Taula3.2">
          <table:table-cell table:style-name="Taula3.A1" office:value-type="string">
            <text:p text:style-name="P6"><text:span text:style-name="T2">Objective</text:span><text:span text:style-name="T1">:</text:span><text:span text:style-name="T4"> </text:span><text:span text:style-name="T9">See what happens when you use a inexistent file.</text:span></text:p>
            <text:p text:style-name="P6"><text:span text:style-name="T2">Input</text:span><text:span text:style-name="T1">:</text:span><text:span text:style-name="T4"> </text:span><text:span text:style-name="T9">cat bed TestFile</text:span></text:p>
            <text:p text:style-name="P14"><text:span text:style-name="T13">Previewed output</text:span><text:span text:style-name="T14">:</text:span><text:span text:style-name="T18"> It </text:span><text:span text:style-name="T28">should show</text:span><text:span text:style-name="T18"> the message “There was an error opening the file: No such file or directory” and rollback the changes.</text:span></text:p>
            <text:p text:style-name="P12"/>
            <text:p text:style-name="P6"><text:soft-page-break/><text:span text:style-name="T2">Verification output</text:span><text:span text:style-name="T1">: </text:span><text:span text:style-name="T21">It correctly shows the message “There was an error opening the file: No such file or directory” and rollback the changes.</text:span></text:p>
            <text:p text:style-name="P6"><text:span text:style-name="T10">Explanation</text:span><text:span text:style-name="T4">: <text:s/></text:span><text:span text:style-name="T9">As with the last case, the program tries to delete the two original files. If it detects a program, it does the primite rollback implemented.</text:span></text:p>
          </table:table-cell>
        </table:table-row>
      </table:table>
      <text:p text:style-name="P3"><text:span text:style-name="T24">Add as many cases as you need.</text:span>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Missing verification cases by the verifiers</text:p>
          </table:table-cell>
        </table:table-row>
        <table:table-row table:style-name="Table1.2">
          <table:table-cell table:style-name="Table1.A1" office:value-type="string">
            <text:p text:style-name="P6"><text:span text:style-name="T2">Objective</text:span><text:span text:style-name="T1">:</text:span><text:span text:style-name="T4"> </text:span></text:p>
            <text:p text:style-name="P6"><text:span text:style-name="T2">Input</text:span><text:span text:style-name="T1">:</text:span><text:span text:style-name="T4"> </text:span></text:p>
            <text:p text:style-name="P11"><text:span text:style-name="T2">Previewed output</text:span><text:span text:style-name="T1">:</text:span></text:p>
            <text:p text:style-name="P12"/>
            <text:p text:style-name="P6"><text:span text:style-name="T2">Verification output</text:span><text:span text:style-name="T1">: </text:span></text:p>
            <text:p text:style-name="P2"/>
            <text:p text:style-name="P5">Explanation: </text:p>
          </table:table-cell>
        </table:table-row>
      </table:table>
      <text:p text:style-name="P3"><text:span text:style-name="T24">Add as many cases as you need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cm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berto Lafuente</meta:initial-creator>
    <meta:editing-cycles>13</meta:editing-cycles>
    <meta:print-date>2014-01-28T14:47:00</meta:print-date>
    <meta:creation-date>2014-08-28T09:07:00</meta:creation-date>
    <dc:date>2020-05-17T01:15:43.250868752</dc:date>
    <meta:editing-duration>PT39M41S</meta:editing-duration>
    <meta:generator>LibreOffice/6.3.6.2$Linux_X86_64 LibreOffice_project/30$Build-2</meta:generator>
    <meta:document-statistic meta:table-count="4" meta:image-count="0" meta:object-count="0" meta:page-count="2" meta:paragraph-count="33" meta:word-count="346" meta:character-count="2109" meta:non-whitespace-character-count="1788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